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16pt" officeooo:rsid="002a3373" officeooo:paragraph-rsid="002a3373"/>
    </style:style>
    <style:style style:name="P2" style:family="paragraph" style:parent-style-name="Standard">
      <style:text-properties fo:font-size="16pt" fo:font-weight="bold" officeooo:rsid="002e48c4" officeooo:paragraph-rsid="002e48c4" style:font-weight-asian="bold" style:font-weight-complex="bold"/>
    </style:style>
    <style:style style:name="P3" style:family="paragraph" style:parent-style-name="Standard">
      <style:text-properties fo:font-size="16pt" officeooo:rsid="002f1de0" officeooo:paragraph-rsid="002f1de0"/>
    </style:style>
    <style:style style:name="P4" style:family="paragraph" style:parent-style-name="Standard">
      <style:text-properties fo:font-size="16pt" officeooo:rsid="002f3bf7" officeooo:paragraph-rsid="002f3bf7"/>
    </style:style>
    <style:style style:name="P5" style:family="paragraph" style:parent-style-name="Standard">
      <style:text-properties fo:font-size="16pt" officeooo:rsid="002f95de" officeooo:paragraph-rsid="002f95de"/>
    </style:style>
    <style:style style:name="P6" style:family="paragraph" style:parent-style-name="Standard">
      <style:text-properties fo:font-size="16pt" officeooo:rsid="0033739d" officeooo:paragraph-rsid="0033739d"/>
    </style:style>
    <style:style style:name="P7" style:family="paragraph" style:parent-style-name="Standard">
      <style:text-properties fo:font-size="16pt" officeooo:rsid="00352968" officeooo:paragraph-rsid="00352968"/>
    </style:style>
    <style:style style:name="P8" style:family="paragraph" style:parent-style-name="Standard">
      <style:text-properties fo:font-size="16pt" officeooo:rsid="00368e96" officeooo:paragraph-rsid="00368e96"/>
    </style:style>
    <style:style style:name="P9" style:family="paragraph" style:parent-style-name="Standard">
      <style:text-properties fo:font-size="16pt" officeooo:rsid="0038bb39" officeooo:paragraph-rsid="0038bb39"/>
    </style:style>
    <style:style style:name="P10" style:family="paragraph" style:parent-style-name="Standard">
      <style:text-properties fo:font-size="16pt" officeooo:rsid="0038bb39" officeooo:paragraph-rsid="003dda89"/>
    </style:style>
    <style:style style:name="P11" style:family="paragraph" style:parent-style-name="Standard">
      <style:text-properties fo:font-size="16pt" officeooo:rsid="003e3029" officeooo:paragraph-rsid="003e3029"/>
    </style:style>
    <style:style style:name="P12" style:family="paragraph" style:parent-style-name="Standard">
      <style:text-properties fo:font-size="16pt" officeooo:rsid="003fe80e" officeooo:paragraph-rsid="003fe80e"/>
    </style:style>
    <style:style style:name="P13" style:family="paragraph" style:parent-style-name="Standard">
      <style:text-properties fo:font-size="16pt" officeooo:rsid="00401cd7" officeooo:paragraph-rsid="00401cd7"/>
    </style:style>
    <style:style style:name="P14" style:family="paragraph" style:parent-style-name="Standard">
      <style:text-properties fo:font-size="16pt" officeooo:rsid="0043b833" officeooo:paragraph-rsid="0043b833"/>
    </style:style>
    <style:style style:name="P15" style:family="paragraph" style:parent-style-name="Standard">
      <style:text-properties fo:font-size="16pt" officeooo:rsid="00494864" officeooo:paragraph-rsid="00494864"/>
    </style:style>
    <style:style style:name="P16" style:family="paragraph" style:parent-style-name="Standard">
      <style:text-properties fo:font-size="16pt" officeooo:rsid="0052bbcf" officeooo:paragraph-rsid="0052bbcf"/>
    </style:style>
    <style:style style:name="P17" style:family="paragraph" style:parent-style-name="Standard">
      <style:text-properties fo:font-size="16pt" officeooo:rsid="0053ab81" officeooo:paragraph-rsid="0053ab81"/>
    </style:style>
    <style:style style:name="T1" style:family="text">
      <style:text-properties officeooo:rsid="00327b84"/>
    </style:style>
    <style:style style:name="T2" style:family="text">
      <style:text-properties officeooo:rsid="00387fab"/>
    </style:style>
    <style:style style:name="T3" style:family="text">
      <style:text-properties officeooo:rsid="003a81b7"/>
    </style:style>
    <style:style style:name="T4" style:family="text">
      <style:text-properties officeooo:rsid="003c46a1"/>
    </style:style>
    <style:style style:name="T5" style:family="text">
      <style:text-properties officeooo:rsid="0041d990"/>
    </style:style>
    <style:style style:name="T6" style:family="text">
      <style:text-properties officeooo:rsid="0043b833"/>
    </style:style>
    <style:style style:name="T7" style:family="text">
      <style:text-properties officeooo:rsid="0043dcf2"/>
    </style:style>
    <style:style style:name="T8" style:family="text">
      <style:text-properties officeooo:rsid="00450281"/>
    </style:style>
    <style:style style:name="T9" style:family="text">
      <style:text-properties officeooo:rsid="0046c72a"/>
    </style:style>
    <style:style style:name="T10" style:family="text">
      <style:text-properties officeooo:rsid="00494864"/>
    </style:style>
    <style:style style:name="T11" style:family="text">
      <style:text-properties officeooo:rsid="004bfe9b"/>
    </style:style>
    <style:style style:name="T12" style:family="text">
      <style:text-properties officeooo:rsid="004ceca1"/>
    </style:style>
    <style:style style:name="T13" style:family="text">
      <style:text-properties officeooo:rsid="004e6d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inführung in den Lehrplan Mathematik Sekundarstufe</text:p>
      <text:p text:style-name="P1"/>
      <text:p text:style-name="P3">Also was werden wir alles durchbesprechen?</text:p>
      <text:p text:style-name="P3"/>
      <text:p text:style-name="P4">Meme: xkcd fields arranged by purity</text:p>
      <text:p text:style-name="P4"/>
      <text:p text:style-name="P5">mathematik beschäftigt sich mit allgemeingültigen regeln → sehr allgemein, sehr weit einsetzbar → grundlage der Naturwissenschaften <text:span text:style-name="T1">(und allgemein aller Wissenschaften) und der Technik, da diese überall auf der Welt gleich ist.</text:span></text:p>
      <text:p text:style-name="P5"/>
      <text:p text:style-name="P6">Mathematik ist wichtig in Industrie und Technik,</text:p>
      <text:p text:style-name="P6">aber auch in der Städteplanung, Lebensmittelherstellung, und vielen weiteren Bereichen.</text:p>
      <text:p text:style-name="P6"/>
      <text:p text:style-name="P7"><text:span text:style-name="T2">Beispiele</text:span> für Mathematik sind: Städtebau (Planung, Straßen),</text:p>
      <text:p text:style-name="P7">Alles was mit Elektrizität zu tun hat (jede Maschine),</text:p>
      <text:p text:style-name="P8">Internet, Programmieren, Fahrzeuge</text:p>
      <text:p text:style-name="P8"/>
      <text:p text:style-name="P10">Darum ist Mathematik sehr breit einsetzbar, und es lohnt sich, die Grundlagen der Mathematik zu erlernen, weil man diese immer wieder mal brauchen kann.</text:p>
      <text:p text:style-name="P10"><text:span text:style-name="T3">(z.B. einkaufen gehen, also sobald man das „</text:span><text:span text:style-name="T4">haus</text:span><text:span text:style-name="T3"> verlässt“)</text:span></text:p>
      <text:p text:style-name="P9"/>
      <text:p text:style-name="P11">Wir werden uns aber nur mit den Grundlagen der Mathematik beschäftigen, aus zwei Gründen:</text:p>
      <text:p text:style-name="P11">1. es interessiert hier fast keinen, sich mit Details zu beschäftigen</text:p>
      <text:p text:style-name="P11">2. Wir haben nicht die Zeit, uns mit details zu beschäftigen</text:p>
      <text:p text:style-name="P11"/>
      <text:p text:style-name="P11">Darum bleiben wir bei den Grundlagen.</text:p>
      <text:p text:style-name="P11">Also, was sind nun die Grundlagen?</text:p>
      <text:p text:style-name="P11">Ich habe folgende vier, besonders wichtige Bereiche identifiziert:</text:p>
      <text:p text:style-name="P11"/>
      <text:p text:style-name="P11"/>
      <text:p text:style-name="P11"/>
      <text:p text:style-name="P12"><text:soft-page-break/>1. Logik (wahre/falsche Aussagen; Ja/Nein; 1/0)</text:p>
      <text:p text:style-name="P13">2. Mengenlehre (<text:span text:style-name="T7">Aussagen über</text:span><text:span text:style-name="T6"> Dinge, </text:span><text:span text:style-name="T7">Aussagen über </text:span><text:span text:style-name="T8">mehrere</text:span><text:span text:style-name="T7"> Dinge </text:span><text:span text:style-name="T8">(Zusammenhänge), </text:span><text:span text:style-name="T9">z.B. 2 &lt; 3</text:span><text:span text:style-name="T5">)</text:span></text:p>
      <text:p text:style-name="P14">3. <text:span text:style-name="T10">Rechnen am Computer </text:span><text:span text:style-name="T11">(</text:span><text:span text:style-name="T12">die </text:span><text:span text:style-name="T11">„Dinge“, </text:span><text:span text:style-name="T13">z.B. 2, 3</text:span><text:span text:style-name="T11">)</text:span></text:p>
      <text:p text:style-name="P15">4. Schlaue Lösungen</text:p>
      <text:p text:style-name="P15"/>
      <text:p text:style-name="P16">Beispiele:</text:p>
      <text:p text:style-name="P16">Logik:</text:p>
      <text:p text:style-name="P16">Wenn du ein Ei lange genug kochst, dann wird es fest.</text:p>
      <text:p text:style-name="P16">Wenn es nicht fest ist, dann hast du es nicht lange genug gekocht.</text:p>
      <text:p text:style-name="P17">Aber: Das Ei hätte auch vor dem Kochen schon fest sein können.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.84cm" fo:margin-left="2.439cm" fo:margin-right="3.3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00:36:00.280178486</meta:creation-date>
    <meta:generator>LibreOffice/7.4.7.2$Linux_X86_64 LibreOffice_project/40$Build-2</meta:generator>
    <dc:date>2024-01-21T02:17:11.025615346</dc:date>
    <meta:editing-duration>PT30M21S</meta:editing-duration>
    <meta:editing-cycles>57</meta:editing-cycles>
    <meta:document-statistic meta:table-count="0" meta:image-count="0" meta:object-count="0" meta:page-count="2" meta:paragraph-count="26" meta:word-count="244" meta:character-count="1608" meta:non-whitespace-character-count="1390"/>
  </office:meta>
</office:document-meta>
</file>